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BM Plex Mono" svg:font-family="'IBM Plex Mono'" style:font-pitch="fixed"/>
    <style:font-face style:name="IBM Plex Sans Devanagari" svg:font-family="'IBM Plex Sans Devanagari'" style:font-family-generic="swiss"/>
    <style:font-face style:name="IBM Plex Sans Devanagari1" svg:font-family="'IBM Plex Sans Devanagari'"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line-height="100%"/>
      <style:text-properties fo:color="#000000" loext:opacity="100%" style:font-name="IBM Plex Mono" fo:font-size="10pt" officeooo:rsid="0007f851" officeooo:paragraph-rsid="0007f851" style:font-size-asian="10pt" style:font-size-complex="10pt"/>
    </style:style>
    <style:style style:name="P2" style:family="paragraph" style:parent-style-name="Standard">
      <style:paragraph-properties fo:line-height="100%"/>
      <style:text-properties fo:color="#000000" loext:opacity="100%" style:font-name="IBM Plex Mono" fo:font-size="10pt" officeooo:rsid="0007f851" officeooo:paragraph-rsid="0007f851" style:font-size-asian="10pt" style:font-size-complex="10pt"/>
    </style:style>
    <style:style style:name="P3" style:family="paragraph" style:parent-style-name="Standard">
      <style:paragraph-properties fo:line-height="100%"/>
      <style:text-properties fo:color="#000000" loext:opacity="100%" style:font-name="IBM Plex Mono" fo:font-size="10pt" officeooo:rsid="0007f851" officeooo:paragraph-rsid="000fad0d" style:font-size-asian="10pt" style:font-size-complex="10pt"/>
    </style:style>
    <style:style style:name="P4" style:family="paragraph" style:parent-style-name="Standard">
      <style:paragraph-properties fo:line-height="100%"/>
      <style:text-properties fo:color="#808080" loext:opacity="100%" style:font-name="IBM Plex Mono" fo:font-size="10pt" officeooo:rsid="0007f851" officeooo:paragraph-rsid="000fad0d" style:font-size-asian="10pt" style:font-size-complex="10pt"/>
    </style:style>
    <style:style style:name="P5" style:family="paragraph" style:parent-style-name="Standard">
      <style:paragraph-properties fo:line-height="100%"/>
      <style:text-properties fo:color="#808080" loext:opacity="100%" style:font-name="IBM Plex Mono" fo:font-size="10pt" officeooo:rsid="0007f851" officeooo:paragraph-rsid="0007f851" style:font-size-asian="10pt" style:font-size-complex="10pt"/>
    </style:style>
    <style:style style:name="P6" style:family="paragraph" style:parent-style-name="Standard">
      <style:paragraph-properties fo:line-height="100%"/>
      <style:text-properties fo:color="#808080" loext:opacity="100%" style:font-name="IBM Plex Mono" fo:font-size="10pt" officeooo:rsid="000c1b2f" officeooo:paragraph-rsid="000c1b2f" style:font-size-asian="10pt" style:font-size-complex="10pt"/>
    </style:style>
    <style:style style:name="P7" style:family="paragraph" style:parent-style-name="Standard">
      <style:paragraph-properties fo:line-height="100%"/>
      <style:text-properties fo:color="#808080" loext:opacity="100%" style:font-name="IBM Plex Mono" fo:font-size="10pt" officeooo:rsid="000fad0d" officeooo:paragraph-rsid="000fad0d" style:font-size-asian="10pt" style:font-size-complex="10pt"/>
    </style:style>
    <style:style style:name="P8" style:family="paragraph" style:parent-style-name="Standard">
      <style:paragraph-properties fo:line-height="100%"/>
      <style:text-properties fo:color="#808080" loext:opacity="100%" style:font-name="IBM Plex Mono" fo:font-size="10pt" officeooo:rsid="000fbe86" officeooo:paragraph-rsid="000fbe86" style:font-size-asian="10pt" style:font-size-complex="10pt"/>
    </style:style>
    <style:style style:name="T1" style:family="text">
      <style:text-properties fo:color="#00a933" loext:opacity="100%"/>
    </style:style>
    <style:style style:name="T2" style:family="text">
      <style:text-properties fo:color="#00a933" loext:opacity="100%" officeooo:rsid="000fbe86"/>
    </style:style>
    <style:style style:name="T3" style:family="text">
      <style:text-properties fo:color="#2a6099" loext:opacity="100%"/>
    </style:style>
    <style:style style:name="T4" style:family="text">
      <style:text-properties fo:color="#2a6099" loext:opacity="100%" officeooo:rsid="000fbe86"/>
    </style:style>
    <style:style style:name="T5" style:family="text">
      <style:text-properties officeooo:rsid="000fad0d"/>
    </style:style>
    <style:style style:name="T6" style:family="text">
      <style:text-properties officeooo:rsid="000fbe86"/>
    </style:style>
    <style:style style:name="T7" style:family="text">
      <style:text-properties fo:color="#b2b2b2" loext:opacity="100%"/>
    </style:style>
    <style:style style:name="T8" style:family="text">
      <style:text-properties fo:color="#b2b2b2" loext:opacity="100%" officeooo:rsid="000fbe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verything outside of parens is a comment. </text:p>
      <text:p text:style-name="P4">Your source code can double as <text:span text:style-name="T5">a </text:span>markdown <text:span text:style-name="T5">document</text:span>.</text:p>
      <text:p text:style-name="P8">I’ve done some pretend syntax highlighting to make it easier to read.</text:p>
      <text:p text:style-name="P8"/>
      <text:p text:style-name="P5">This is a quicksort example which partitions in the middle of the array.</text:p>
      <text:p text:style-name="P1"><text:span text:style-name="T7">(</text:span><text:span text:style-name="T3">quicksort</text:span> <text:span text:style-name="T1">=</text:span> <text:span text:style-name="T7">((</text:span>list <text:span text:style-name="T1">:</text:span> Vector<text:span text:style-name="T7">)</text:span> <text:span text:style-name="T1">-&gt;</text:span> </text:p>
      <text:p text:style-name="P1"><text:s/>“<text:span text:style-name="T6">I have to assert that quicksort only works on Vector types”</text:span><text:span text:style-name="T8">,</text:span></text:p>
      <text:p text:style-name="P1"><text:s/><text:span text:style-name="T1">?</text:span> <text:span text:style-name="T7">((</text:span><text:span text:style-name="T1">#</text:span> list<text:span text:style-name="T7">)</text:span> <text:span text:style-name="T1">&gt;</text:span> 1<text:span text:style-name="T7">)</text:span> </text:p>
      <text:p text:style-name="P1"><text:s/><text:span text:style-name="T1">then</text:span> <text:span text:style-name="T7">(</text:span><text:span text:style-name="T3">swap</text:span> <text:span text:style-name="T1">=</text:span> <text:span text:style-name="T8">(</text:span>pv i j <text:span text:style-name="T1">-&gt;</text:span> </text:p>
      <text:p text:style-name="P1"><text:s text:c="7"/>“<text:span text:style-name="T6">I’m chosing to do a recursive implementation (swap) instead of a loop”.</text:span></text:p>
      <text:p text:style-name="P1"><text:s text:c="7"/><text:span text:style-name="T1">??</text:span></text:p>
      <text:p text:style-name="P1"><text:s text:c="9"/><text:span text:style-name="T7">(((</text:span>list <text:span text:style-name="T1">_</text:span> i<text:span text:style-name="T7">)</text:span> <text:span text:style-name="T1">&lt;</text:span> <text:span text:style-name="T7">(</text:span>list <text:span text:style-name="T1">_</text:span> pv<text:span text:style-name="T7">))</text:span> and <text:span text:style-name="T7">(</text:span>i <text:span text:style-name="T1">&lt;</text:span> pv<text:span text:style-name="T7">))</text:span></text:p>
      <text:p text:style-name="P1"><text:s text:c="9"/><text:span text:style-name="T1">then</text:span> <text:span text:style-name="T7">(</text:span><text:span text:style-name="T3">swap</text:span> pv <text:span text:style-name="T7">(</text:span>i <text:span text:style-name="T1">+</text:span> 1<text:span text:style-name="T7">)</text:span> j<text:span text:style-name="T7">)</text:span></text:p>
      <text:p text:style-name="P1"><text:s text:c="9"/><text:span text:style-name="T7">(((</text:span>list <text:span text:style-name="T1">_</text:span> j<text:span text:style-name="T7">)</text:span> <text:span text:style-name="T1">&gt;</text:span> <text:span text:style-name="T7">(</text:span>list <text:span text:style-name="T1">_</text:span> pv<text:span text:style-name="T7">))</text:span> and <text:span text:style-name="T7">(</text:span>j <text:span text:style-name="T1">&gt;</text:span> pv<text:span text:style-name="T7">))</text:span></text:p>
      <text:p text:style-name="P1"><text:s text:c="9"/><text:span text:style-name="T1">then</text:span> <text:span text:style-name="T7">(</text:span><text:span text:style-name="T3">swap</text:span> pv i <text:span text:style-name="T7">(</text:span>j <text:span text:style-name="T1">-</text:span> 1<text:span text:style-name="T7">))</text:span></text:p>
      <text:p text:style-name="P1"><text:s text:c="9"/><text:span text:style-name="T7">(((</text:span>list <text:span text:style-name="T1">_</text:span> j<text:span text:style-name="T7">)</text:span> <text:span text:style-name="T1">&lt;</text:span> <text:span text:style-name="T7">(</text:span>list <text:span text:style-name="T1">_</text:span> pv<text:span text:style-name="T7">))</text:span> and <text:span text:style-name="T7">((</text:span>list <text:span text:style-name="T1">_</text:span> i<text:span text:style-name="T7">)</text:span> <text:span text:style-name="T1">&lt;</text:span> <text:span text:style-name="T7">(</text:span>list <text:span text:style-name="T1">_</text:span> pv<text:span text:style-name="T7">)))</text:span></text:p>
      <text:p text:style-name="P1"><text:s text:c="9"/><text:span text:style-name="T1">then</text:span> <text:span text:style-name="T7">(</text:span>tmp <text:span text:style-name="T1">=</text:span> <text:span text:style-name="T7">(</text:span>list <text:span text:style-name="T1">_</text:span> i<text:span text:style-name="T7">),</text:span></text:p>
      <text:p text:style-name="P1"><text:s text:c="15"/>“<text:span text:style-name="T6">You can swap an index with a new value with (Arr _ index new)”</text:span><text:span text:style-name="T8">,</text:span></text:p>
      <text:p text:style-name="P1"><text:tab/> <text:s text:c="8"/>list <text:span text:style-name="T1">_</text:span> i <text:span text:style-name="T7">(</text:span>list <text:span text:style-name="T1">_</text:span> j<text:span text:style-name="T7">),</text:span></text:p>
      <text:p text:style-name="P3"><text:tab/> <text:s text:c="8"/>list <text:span text:style-name="T1">_</text:span> j tmp<text:span text:style-name="T7">,</text:span></text:p>
      <text:p text:style-name="P3"><text:s text:c="15"/><text:span text:style-name="T3">swap</text:span> pv i j<text:span text:style-name="T7">),</text:span></text:p>
      <text:p text:style-name="P3"><text:s text:c="9"/><text:span text:style-name="T7">(</text:span><text:span text:style-name="T3">quicksort</text:span> <text:span text:style-name="T7">((</text:span><text:span text:style-name="T1">@</text:span> <text:span text:style-name="T7">(</text:span><text:span text:style-name="T1">@</text:span> <text:span text:style-name="T7">(</text:span>list <text:span text:style-name="T1">_</text:span> 1<text:span text:style-name="T7">)))</text:span></text:p>
      <text:p text:style-name="P3"><text:s text:c="21"/><text:span text:style-name="T1">:</text:span> <text:span text:style-name="T7">(</text:span><text:span text:style-name="T5">Vector</text:span> | <text:span text:style-name="T7">(</text:span>c <text:span text:style-name="T1">-&gt;</text:span> <text:span text:style-name="T7">(</text:span><text:span text:style-name="T1">?</text:span> <text:span text:style-name="T7">((</text:span><text:span text:style-name="T1">#</text:span> c<text:span text:style-name="T7">)</text:span> <text:span text:style-name="T1">=</text:span> <text:span text:style-name="T7">((</text:span><text:span text:style-name="T1">#</text:span> list<text:span text:style-name="T7">)</text:span> <text:span text:style-name="T1">-</text:span> pv<text:span text:style-name="T7">))</text:span> True<text:span text:style-name="T7">))))),</text:span></text:p>
      <text:p text:style-name="P3"><text:s text:c="9"/><text:span text:style-name="T7">(</text:span><text:span text:style-name="T3">quicksort</text:span> <text:span text:style-name="T7">((</text:span><text:span text:style-name="T1">@</text:span> <text:span text:style-name="T7">(</text:span><text:span text:style-name="T1">@</text:span> <text:span text:style-name="T7">(</text:span>list <text:span text:style-name="T1">_</text:span> <text:span text:style-name="T7">(</text:span>pivot <text:span text:style-name="T1">_</text:span> 1<text:span text:style-name="T7">))))</text:span></text:p>
      <text:p text:style-name="P3"><text:s text:c="21"/><text:span text:style-name="T1">:</text:span> <text:span text:style-name="T7">(</text:span><text:span text:style-name="T5">Vector</text:span> | <text:span text:style-name="T7">(</text:span>c <text:span text:style-name="T1">-&gt;</text:span> <text:span text:style-name="T7">(</text:span><text:span text:style-name="T1">?</text:span> <text:span text:style-name="T7">((</text:span><text:span text:style-name="T1">#</text:span> c<text:span text:style-name="T7">)</text:span> <text:span text:style-name="T1">=</text:span> <text:span text:style-name="T7">((</text:span><text:span text:style-name="T1">#</text:span> list<text:span text:style-name="T7">)</text:span> <text:span text:style-name="T1">-</text:span> pv<text:span text:style-name="T7">))</text:span> True<text:span text:style-name="T7">))))))))</text:span><text:span text:style-name="T8">)</text:span></text:p>
      <text:p text:style-name="P6">More comments here...</text:p>
      <text:p text:style-name="P7">In the recursive quicksort call<text:span text:style-name="T6">s</text:span>, I create an array slice similar to how you can <text:span text:style-name="T6">increment</text:span> an array pointer in C, except you can’t do pointer math in my language.</text:p>
      <text:p text:style-name="P7">Instead, I take the address of an index in the array, then dereference it as an array that starts with that index.</text:p>
      <text:p text:style-name="P6">In C it would be something like</text:p>
      <text:p text:style-name="P6"><text:tab/><text:span text:style-name="T6">quicksort(((int[])((void*)(&amp;list[pv]))));</text:span></text:p>
      <text:p text:style-name="P8">going from an array index, to an untyped pointer, to another array.</text:p>
      <text:p text:style-name="P8">You can technically dereference anything as anything in my language because at the very least, each pointer is guaranteed to point to a live object. But in order to call quicksort on the slice, you have to assert that the thing you’re dereferencing is actually an array with the right amount of indicies. That’s what I’m doing with those two lines in the bottom that start with “:”. Dereferencing gives a <text:line-break/>Vector “Vector | ...” where its length “# c” is equivalent to the length of the list minus the top or bottom portion “... = # list - pv”</text:p>
      <text:p text:style-name="P1"><text:s text:c="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BM Plex Mono" svg:font-family="'IBM Plex Mono'" style:font-pitch="fixed"/>
    <style:font-face style:name="IBM Plex Sans Devanagari" svg:font-family="'IBM Plex Sans Devanagari'" style:font-family-generic="swiss"/>
    <style:font-face style:name="IBM Plex Sans Devanagari1" svg:font-family="'IBM Plex Sans Devanagari'"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Unifont" style:font-size-asian="10.5pt" style:language-asian="zh" style:country-asian="CN" style:font-name-complex="IBM Plex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Unifont" style:font-size-asian="10.5pt" style:language-asian="zh" style:country-asian="CN" style:font-name-complex="IBM Plex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Unifont" style:font-family-asian="Unifont" style:font-family-generic-asian="system" style:font-pitch-asian="variable" style:font-size-asian="14pt" style:font-name-complex="IBM Plex Sans Devanagari1"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BM Plex Sans Devanagari" style:font-family-complex="'IBM Plex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 style:font-family-complex="'IBM Plex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1:28:07.390108204</meta:creation-date>
    <dc:date>2023-09-25T13:29:12.493150367</dc:date>
    <meta:editing-duration>PT1H24M7S</meta:editing-duration>
    <meta:editing-cycles>8</meta:editing-cycles>
    <meta:generator>LibreOffice/7.6.1.2$Linux_X86_64 LibreOffice_project/60$Build-2</meta:generator>
    <meta:print-date>2023-09-25T12:44:10.335120105</meta:print-date>
    <meta:printed-by>PDF files</meta:printed-by>
    <meta:document-statistic meta:table-count="0" meta:image-count="0" meta:object-count="0" meta:page-count="1" meta:paragraph-count="32" meta:word-count="385" meta:character-count="2121" meta:non-whitespace-character-count="1572"/>
  </office:meta>
</office:document-meta>
</file>